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E00000086E0C7634B4932950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76cm"/>
    </style:style>
    <style:style style:name="Table1.C" style:family="table-column">
      <style:table-column-properties style:column-width="1.677cm"/>
    </style:style>
    <style:style style:name="Table1.G" style:family="table-column">
      <style:table-column-properties style:column-width="1.76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7º SIMULADO OAB 2015.1 REALIZADO EM </text:span></text:p>
      <text:p text:style-name="P1"><text:span text:style-name="T1">02 DE FEVEREIRO DE 2015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5">C<text:line-break/>Anulad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5">D</text:span></text:p>
            <text:p text:style-name="P4"><text:span text:style-name="T5">Anulad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13.174cm" svg:y="-0.169cm" svg:width="3.9cm" svg:height="1.565cm" draw:z-index="1"><draw:image xlink:href="Pictures/100002010000014E00000086E0C7634B4932950E.png" xlink:type="simple" xlink:show="embed" xlink:actuate="onLoad"/><svg:desc>Logo_FGV_Direito_Rio_7ondas</svg:desc></draw:frame></text:p>
        <text:p text:style-name="MP1"/>
        <text:p text:style-name="MP1"/>
        <text:p text:style-name="MP2"><text:span text:style-name="MT1"><text:s text:c="12"/>SIMULADO DO EXAME DE ORDEM</text:span></text:p>
        <text:p text:style-name="MP3"><draw:line text:anchor-type="char" draw:z-index="0" draw:style-name="Mgr1" draw:text-style-name="MP4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7º</text:span><text:span text:style-name="MT3"> Simulado OAB – fevereiro/2015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04</meta:editing-cycles>
    <meta:print-date>2013-08-01T19:02:00</meta:print-date>
    <meta:creation-date>2012-05-02T18:59:00</meta:creation-date>
    <dc:date>2015-02-03T18:39:00</dc:date>
    <meta:editing-duration>PT20H25M</meta:editing-duration>
    <meta:generator>LibreOffice/5.1.6.2$Linux_X86_64 LibreOffice_project/10m0$Build-2</meta:generator>
    <meta:document-statistic meta:table-count="1" meta:image-count="1" meta:object-count="0" meta:page-count="1" meta:paragraph-count="156" meta:word-count="211" meta:character-count="657" meta:non-whitespace-character-count="586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